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position="super 58%"/>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ooGL Math</text:p>
      <text:p text:style-name="P2">Purpose</text:p>
      <text:p text:style-name="P3">This program's main goal is to help with teaching math to 1<text:span text:style-name="T1">st</text:span> and 2<text:span text:style-name="T1">nd</text:span> graders. The program will place the student in an entertaining environment so that the student can hopefully tie in a fun environment with learning. Making the learning process all that much easier. <text:s/></text:p>
      <text:p text:style-name="P3"/>
      <text:p text:style-name="P2">Environment</text:p>
      <text:p text:style-name="P3">The student will be interacting with the main application. This application will consist of an adventure type game. The student will be fighting “monsters” to help gain levels and items to show achievement in math. The student will “fight” by answering varying difficulty of problems. <text:s/>The problems will be given in several ways:</text:p>
      <text:list text:style-name="L1">
        <text:list-item>
          <text:p text:style-name="P4">What +/- this equals ?</text:p>
        </text:list-item>
        <text:list-item>
          <text:p text:style-name="P4">Which number is in this digit slot?</text:p>
        </text:list-item>
        <text:list-item>
          <text:p text:style-name="P4">Multiple +/- together</text:p>
        </text:list-item>
      </text:list>
      <text:p text:style-name="P3">Also, the student will be able to create a nickname for themselves so that they can keep their identity private among the other students. The reason for this is for privacy reasons, and that there will be the ability for the students to fight each other to help compare their math skills.</text:p>
      <text:p text:style-name="P3"/>
      <text:p text:style-name="P3"/>
      <text:p text:style-name="P3">The teacher and the parent of <text:s/>the student will both by interacting with a web page. They will both be able to look and up analyze the student's progress and <text:s/>any areas of need. The teacher will also be able to administer certain features of the game, like the possible difficulties in the game, the questions in the game, and other ar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Erik Lindblom</meta:initial-creator>
    <meta:creation-date>2007-01-18T20:04:55</meta:creation-date>
    <dc:creator>Erik Lindblom</dc:creator>
    <dc:date>2007-01-18T20:27:15</dc:date>
    <dc:language>en-US</dc:language>
    <meta:editing-cycles>2</meta:editing-cycles>
    <meta:editing-duration>PT22M22S</meta:editing-duration>
    <meta:user-defined meta:name="Info 1"/>
    <meta:user-defined meta:name="Info 2"/>
    <meta:user-defined meta:name="Info 3"/>
    <meta:user-defined meta:name="Info 4"/>
    <meta:document-statistic meta:table-count="0" meta:image-count="0" meta:object-count="0" meta:page-count="1" meta:paragraph-count="10" meta:word-count="229" meta:character-count="1334"/>
  </office:meta>
</office:document-meta>
</file>